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6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ff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bcaaa4" style:text-align-source="fix" style:repeat-content="false" fo:border="0.74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b2ff59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 style:parent-style-name="Default">
      <style:graphic-properties svg:stroke-width="1mm" svg:stroke-color="#000000" draw:marker-start-width="3.5mm" draw:marker-end-width="3.5mm" draw:fill-color="#fafafa" draw:textarea-horizontal-align="justify" draw:textarea-vertical-align="middle" draw:auto-grow-height="false" fo:min-height="4.09mm" fo:min-width="8.69mm" fo:padding-top="0.5mm" fo:padding-bottom="0.5mm" fo:padding-left="0.5mm" fo:padding-right="0.5mm" loext:decorative="false"/>
      <style:paragraph-properties style:writing-mode="lr-tb" fo:text-align="cente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19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.2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82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.94mm" fo:min-width="3.95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2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7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0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9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-color="#fafafa"/>
      <style:paragraph-properties fo:text-align="center"/>
    </style:style>
    <style:style style:name="P3" style:family="paragraph"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NW-Architecture" table:style-name="ta1">
        <table:shapes>
          <draw:custom-shape draw:z-index="0" draw:name="Shape 1" draw:style-name="gr1" draw:text-style-name="P2" xml:id="id2" draw:id="id2" svg:width="13.69mm" svg:height="7.19mm" svg:x="95.69mm" svg:y="29.53mm">
            <text:p text:style-name="P1">N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name="Data 4" draw:style-name="gr2" draw:text-style-name="P4" xml:id="id22" draw:id="id22" svg:width="14.71mm" svg:height="4.73mm" svg:x="94.94mm" svg:y="19.25mm">
            <text:p text:style-name="P3"><text:span text:style-name="T1">Y1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" draw:name="Data 8" draw:style-name="gr3" draw:text-style-name="P4" xml:id="id1" draw:id="id1" svg:width="14.71mm" svg:height="4.68mm" svg:x="89.39mm" svg:y="43.73mm">
            <text:p text:style-name="P3"><text:span text:style-name="T1">X1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4" draw:name="Data 7" draw:style-name="gr4" draw:text-style-name="P4" xml:id="id3" draw:id="id3" svg:width="14.71mm" svg:height="4.43mm" svg:x="101.92mm" svg:y="44.02mm">
            <text:p text:style-name="P3"><text:span text:style-name="T1">X1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7" draw:name="Shape 4" draw:style-name="gr1" draw:text-style-name="P2" xml:id="id5" draw:id="id5" svg:width="13.69mm" svg:height="7.19mm" svg:x="76.6mm" svg:y="60.33mm">
            <text:p text:style-name="P1">N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Data 11" draw:style-name="gr5" draw:text-style-name="P4" xml:id="id23" draw:id="id23" svg:width="14.71mm" svg:height="4.73mm" svg:x="86.3mm" svg:y="48.9mm">
            <text:p text:style-name="P3"><text:span text:style-name="T1">Y2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10" draw:name="Data 12" draw:style-name="gr6" draw:text-style-name="P4" xml:id="id4" draw:id="id4" svg:width="14.71mm" svg:height="4.32mm" svg:x="70.3mm" svg:y="74.89mm">
            <text:p text:style-name="P3"><text:span text:style-name="T1">X2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11" draw:name="Data 13" draw:style-name="gr7" draw:text-style-name="P4" xml:id="id6" draw:id="id6" svg:width="14.71mm" svg:height="4.43mm" svg:x="82.83mm" svg:y="74.82mm">
            <text:p text:style-name="P3"><text:span text:style-name="T1">X2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14" draw:name="Shape 5" draw:style-name="gr1" draw:text-style-name="P2" xml:id="id8" draw:id="id8" svg:width="13.69mm" svg:height="7.19mm" svg:x="102.36mm" svg:y="60.18mm">
            <text:p text:style-name="P1">N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Data 9" draw:style-name="gr8" draw:text-style-name="P4" xml:id="id24" draw:id="id24" svg:width="14.71mm" svg:height="4.73mm" svg:x="98.89mm" svg:y="49.05mm">
            <text:p text:style-name="P3"><text:span text:style-name="T1">Y3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17" draw:name="Data 10" draw:style-name="gr9" draw:text-style-name="P4" xml:id="id7" draw:id="id7" svg:width="14.71mm" svg:height="4.32mm" svg:x="96.06mm" svg:y="74.74mm">
            <text:p text:style-name="P3"><text:span text:style-name="T1">X3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18" draw:name="Data 14" draw:style-name="gr10" draw:text-style-name="P4" xml:id="id9" draw:id="id9" svg:width="14.71mm" svg:height="4.43mm" svg:x="108.59mm" svg:y="74.67mm">
            <text:p text:style-name="P3"><text:span text:style-name="T1">X3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21" draw:name="Shape 6" draw:style-name="gr1" draw:text-style-name="P2" xml:id="id11" draw:id="id11" svg:width="13.69mm" svg:height="7.19mm" svg:x="45.33mm" svg:y="91.48mm">
            <text:p text:style-name="P1">N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name="Data 15" draw:style-name="gr11" draw:text-style-name="P4" xml:id="id27" draw:id="id27" svg:width="14.71mm" svg:height="4.73mm" svg:x="67.03mm" svg:y="80.05mm">
            <text:p text:style-name="P3"><text:span text:style-name="T1">Y4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24" draw:name="Data 16" draw:style-name="gr12" draw:text-style-name="P4" xml:id="id10" draw:id="id10" svg:width="14.71mm" svg:height="4.32mm" svg:x="39.03mm" svg:y="106.04mm">
            <text:p text:style-name="P3"><text:span text:style-name="T1">X4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25" draw:name="Data 17" draw:style-name="gr13" draw:text-style-name="P4" xml:id="id12" draw:id="id12" svg:width="14.71mm" svg:height="4.43mm" svg:x="51.56mm" svg:y="105.97mm">
            <text:p text:style-name="P3"><text:span text:style-name="T1">X4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28" draw:name="Shape 7" draw:style-name="gr1" draw:text-style-name="P2" xml:id="id17" draw:id="id17" svg:width="13.69mm" svg:height="7.19mm" svg:x="117.81mm" svg:y="91.78mm">
            <text:p text:style-name="P1">N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Data 18" draw:style-name="gr14" draw:text-style-name="P4" xml:id="id25" draw:id="id25" svg:width="14.71mm" svg:height="4.73mm" svg:x="106.75mm" svg:y="80.05mm">
            <text:p text:style-name="P3"><text:span text:style-name="T1">Y7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1" draw:name="Data 19" draw:style-name="gr15" draw:text-style-name="P4" xml:id="id16" draw:id="id16" svg:width="14.71mm" svg:height="4.32mm" svg:x="115.75mm" svg:y="105.89mm">
            <text:p text:style-name="P3"><text:span text:style-name="T1">X7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2" draw:name="Data 20" draw:style-name="gr16" draw:text-style-name="P4" xml:id="id18" draw:id="id18" svg:width="14.71mm" svg:height="4.43mm" svg:x="128.44mm" svg:y="105.89mm">
            <text:p text:style-name="P3"><text:span text:style-name="T1">X8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5" draw:name="Shape 8" draw:style-name="gr1" draw:text-style-name="P2" xml:id="id20" draw:id="id20" svg:width="13.69mm" svg:height="7.19mm" svg:x="96.75mm" svg:y="91.33mm">
            <text:p text:style-name="P1">N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7" draw:name="Data 21" draw:style-name="gr17" draw:text-style-name="P4" xml:id="id26" draw:id="id26" svg:width="14.71mm" svg:height="4.73mm" svg:x="93.28mm" svg:y="80.2mm">
            <text:p text:style-name="P3"><text:span text:style-name="T1">Y6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8" draw:name="Data 22" draw:style-name="gr18" draw:text-style-name="P4" xml:id="id19" draw:id="id19" svg:width="14.71mm" svg:height="4.32mm" svg:x="90.45mm" svg:y="105.89mm">
            <text:p text:style-name="P3"><text:span text:style-name="T1">X6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39" draw:name="Data 23" draw:style-name="gr19" draw:text-style-name="P4" xml:id="id21" draw:id="id21" svg:width="14.71mm" svg:height="4.43mm" svg:x="102.98mm" svg:y="105.82mm">
            <text:p text:style-name="P3"><text:span text:style-name="T1">X6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42" draw:name="Shape 9" draw:style-name="gr1" draw:text-style-name="P2" xml:id="id14" draw:id="id14" svg:width="13.69mm" svg:height="7.19mm" svg:x="70.23mm" svg:y="91.94mm">
            <text:p text:style-name="P1">N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4" draw:name="Data 24" draw:style-name="gr20" draw:text-style-name="P4" xml:id="id28" draw:id="id28" svg:width="14.71mm" svg:height="4.73mm" svg:x="79.93mm" svg:y="80.51mm">
            <text:p text:style-name="P3"><text:span text:style-name="T1">Y5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45" draw:name="Data 25" draw:style-name="gr21" draw:text-style-name="P4" xml:id="id13" draw:id="id13" svg:width="14.71mm" svg:height="4.32mm" svg:x="63.93mm" svg:y="106.5mm">
            <text:p text:style-name="P3"><text:span text:style-name="T1">X51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z-index="46" draw:name="Data 26" draw:style-name="gr22" draw:text-style-name="P4" xml:id="id15" draw:id="id15" svg:width="14.71mm" svg:height="4.43mm" svg:x="76.46mm" svg:y="106.43mm">
            <text:p text:style-name="P3"><text:span text:style-name="T1">X52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</table:shapes>
        <table:table-column table:style-name="co1" table:number-columns-repeated="7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TREE of NODES</text:p>
          </table:table-cell>
          <table:table-cell table:number-columns-repeated="4"/>
          <table:table-cell office:value-type="string" calcext:value-type="string">
            <text:p>TREE of NODE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ARENT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Parent Level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Parent Level</text:p>
          </table:table-cell>
          <table:table-cell/>
        </table:table-row>
        <table:table-row table:style-name="ro1">
          <table:table-cell table:number-columns-repeated="7"/>
          <table:table-cell table:style-name="ce1" office:value-type="string" calcext:value-type="string">
            <text:p>Y11</text:p>
          </table:table-cell>
          <table:table-cell table:style-name="ce2" office:value-type="string" calcext:value-type="string">
            <text:p>N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Y11</text:p>
          </table:table-cell>
          <table:table-cell table:style-name="ce2" office:value-type="string" calcext:value-type="string">
            <text:p>N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3</text:p>
          </table:table-cell>
          <table:table-cell table:style-name="ce3" office:value-type="string" calcext:value-type="string">
            <text:p>X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3</text:p>
          </table:table-cell>
          <table:table-cell table:style-name="ce3" office:value-type="string" calcext:value-type="string">
            <text:p>X3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2</text:p>
          </table:table-cell>
          <table:table-cell table:style-name="ce3" office:value-type="string" calcext:value-type="string">
            <text:p>X2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>
            <draw:connector draw:z-index="5" draw:name="Connector-Curved 16" draw:style-name="gr23" draw:text-style-name="P5" draw:type="curve" svg:x1="-181.33mm" svg:y1="-19.49mm" svg:x2="-175.55mm" svg:y2="-26.5mm" draw:start-shape="id1" draw:start-glue-point="5" draw:end-shape="id2" svg:d="M9675 4373c0-498 578-148 578-701" svg:viewBox="0 0 579 702">
              <text:p/>
            </draw:connector>
            <draw:connector draw:z-index="6" draw:name="Connector-Curved 17" draw:style-name="gr24" draw:text-style-name="P5" draw:type="curve" svg:x1="-168.8mm" svg:y1="-19.2mm" svg:x2="-175.54mm" svg:y2="-26.5mm" draw:start-shape="id3" draw:start-glue-point="5" draw:end-shape="id2" draw:end-glue-point="8" svg:d="M10928 4402c0-520-674-156-674-730" svg:viewBox="0 0 675 731">
              <text:p/>
            </draw:connector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N2</text:p>
          </table:table-cell>
          <table:table-cell table:style-name="ce3" office:value-type="string" calcext:value-type="string">
            <text:p>X2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table:number-columns-repeated="2"/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TREE of Connections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PARENT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Parent Level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Y31</text:p>
          </table:table-cell>
          <table:table-cell table:style-name="ce2" office:value-type="string" calcext:value-type="string">
            <text:p>X3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>
            <draw:connector draw:z-index="12" draw:name="Connector-Curved 8" draw:style-name="gr25" draw:text-style-name="P5" draw:type="curve" svg:x1="-176.41mm" svg:y1="-15.42mm" svg:x2="-170.63mm" svg:y2="-22.79mm" draw:start-shape="id4" draw:start-glue-point="5" draw:end-shape="id5" svg:d="M7766 7489c0-526 578-158 578-737" svg:viewBox="0 0 579 738">
              <text:p/>
            </draw:connector>
            <draw:connector draw:z-index="13" draw:name="Connector-Curved 9" draw:style-name="gr26" draw:text-style-name="P5" draw:type="curve" svg:x1="-163.88mm" svg:y1="-15.49mm" svg:x2="-170.62mm" svg:y2="-22.79mm" draw:start-shape="id6" draw:start-glue-point="5" draw:end-shape="id5" draw:end-glue-point="8" svg:d="M9019 7482c0-522-674-157-674-730" svg:viewBox="0 0 675 731">
              <text:p/>
            </draw:connector>
          </table:table-cell>
          <table:table-cell>
            <draw:connector draw:z-index="19" draw:name="Connector-Curved 11" draw:style-name="gr27" draw:text-style-name="P5" draw:type="curve" svg:x1="-174.66mm" svg:y1="-15.57mm" svg:x2="-168.88mm" svg:y2="-22.94mm" draw:start-shape="id7" draw:start-glue-point="5" draw:end-shape="id8" svg:d="M10342 7474c0-526 578-158 578-737" svg:viewBox="0 0 579 738">
              <text:p/>
            </draw:connector>
            <draw:connector draw:z-index="20" draw:name="Connector-Curved 12" draw:style-name="gr28" draw:text-style-name="P5" draw:type="curve" svg:x1="-162.13mm" svg:y1="-15.64mm" svg:x2="-168.87mm" svg:y2="-22.94mm" draw:start-shape="id9" draw:start-glue-point="5" draw:end-shape="id8" draw:end-glue-point="8" svg:d="M11595 7467c0-522-674-157-674-730" svg:viewBox="0 0 675 731">
              <text:p/>
            </draw:connector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Y31</text:p>
          </table:table-cell>
          <table:table-cell table:style-name="ce2" office:value-type="string" calcext:value-type="string">
            <text:p>X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Y21</text:p>
          </table:table-cell>
          <table:table-cell table:style-name="ce2" office:value-type="string" calcext:value-type="string">
            <text:p>X2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Y21</text:p>
          </table:table-cell>
          <table:table-cell table:style-name="ce2" office:value-type="string" calcext:value-type="string">
            <text:p>X22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Y3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Y2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Y11</text:p>
          </table:table-cell>
          <table:table-cell table:style-name="ce2" office:value-type="string" calcext:value-type="string">
            <text:p>X12</text:p>
          </table:table-cell>
          <table:table-cell/>
          <table:table-cell table:style-name="ce2" office:value-type="float" office:value="1" calcext:value-type="float">
            <text:p>1</text:p>
            <draw:connector draw:z-index="26" draw:name="Connector-Curved 14" draw:style-name="gr29" draw:text-style-name="P5" draw:type="curve" svg:x1="-183.67mm" svg:y1="-15.88mm" svg:x2="-177.89mm" svg:y2="-23.25mm" draw:start-shape="id10" draw:start-glue-point="5" draw:end-shape="id11" svg:d="M4639 10604c0-526 578-158 578-737" svg:viewBox="0 0 579 738">
              <text:p/>
            </draw:connector>
            <draw:connector draw:z-index="27" draw:name="Connector-Curved 15" draw:style-name="gr30" draw:text-style-name="P5" draw:type="curve" svg:x1="-171.14mm" svg:y1="-15.95mm" svg:x2="-177.88mm" svg:y2="-23.25mm" draw:start-shape="id12" draw:start-glue-point="5" draw:end-shape="id11" draw:end-glue-point="8" svg:d="M5892 10597c0-520-674-156-674-730" svg:viewBox="0 0 675 731">
              <text:p/>
            </draw:connector>
          </table:table-cell>
          <table:table-cell>
            <draw:connector draw:z-index="47" draw:name="Connector-Curved 25" draw:style-name="gr31" draw:text-style-name="P5" draw:type="curve" svg:x1="-182.78mm" svg:y1="-15.42mm" svg:x2="-177mm" svg:y2="-22.79mm" draw:start-shape="id13" draw:start-glue-point="5" draw:end-shape="id14" svg:d="M7129 10650c0-526 578-158 578-737" svg:viewBox="0 0 579 738">
              <text:p/>
            </draw:connector>
            <draw:connector draw:z-index="48" draw:name="Connector-Curved 26" draw:style-name="gr32" draw:text-style-name="P5" draw:type="curve" svg:x1="-170.25mm" svg:y1="-15.49mm" svg:x2="-176.99mm" svg:y2="-22.79mm" draw:start-shape="id15" draw:start-glue-point="5" draw:end-shape="id14" draw:end-glue-point="8" svg:d="M8382 10643c0-522-674-157-674-730" svg:viewBox="0 0 675 731">
              <text:p/>
            </draw:connector>
          </table:table-cell>
          <table:table-cell>
            <draw:connector draw:z-index="33" draw:name="Connector-Curved 19" draw:style-name="gr33" draw:text-style-name="P5" draw:type="curve" svg:x1="-154.97mm" svg:y1="-16.03mm" svg:x2="-153.43mm" svg:y2="-22.95mm" draw:start-shape="id16" draw:start-glue-point="5" draw:end-shape="id17" svg:d="M12311 10589c0-492 154-146 154-692" svg:viewBox="0 0 155 693">
              <text:p/>
            </draw:connector>
            <draw:connector draw:z-index="34" draw:name="Connector-Curved 20" draw:style-name="gr34" draw:text-style-name="P5" draw:type="curve" svg:x1="-142.28mm" svg:y1="-16.03mm" svg:x2="-153.42mm" svg:y2="-22.95mm" draw:start-shape="id18" draw:start-glue-point="5" draw:end-shape="id17" draw:end-glue-point="8" svg:d="M13580 10589c0-493-1114-148-1114-692" svg:viewBox="0 0 1115 693">
              <text:p/>
            </draw:connector>
            <draw:connector draw:z-index="40" draw:name="Connector-Curved 22" draw:style-name="gr35" draw:text-style-name="P5" draw:type="curve" svg:x1="-180.27mm" svg:y1="-16.03mm" svg:x2="-174.49mm" svg:y2="-23.4mm" draw:start-shape="id19" draw:start-glue-point="5" draw:end-shape="id20" svg:d="M9781 10589c0-526 578-158 578-737" svg:viewBox="0 0 579 738">
              <text:p/>
            </draw:connector>
            <draw:connector draw:z-index="41" draw:name="Connector-Curved 23" draw:style-name="gr36" draw:text-style-name="P5" draw:type="curve" svg:x1="-167.74mm" svg:y1="-16.1mm" svg:x2="-174.48mm" svg:y2="-23.4mm" draw:start-shape="id21" draw:start-glue-point="5" draw:end-shape="id20" draw:end-glue-point="8" svg:d="M11034 10582c0-522-674-157-674-730" svg:viewBox="0 0 675 731">
              <text:p/>
            </draw:connector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Nodes</text:p>
          </table:table-cell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Enabler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bias</text:p>
          </table:table-cell>
          <table:table-cell table:style-name="ce4" office:value-type="string" calcext:value-type="string">
            <text:p>Egrad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N1</text:p>
          </table:table-cell>
          <table:table-cell table:style-name="ce2" table:number-columns-repeated="3"/>
          <table:table-cell table:style-name="ce5" table:number-columns-repeated="6"/>
        </table:table-row>
        <table:table-row table:style-name="ro1">
          <table:table-cell table:number-columns-repeated="7"/>
          <table:table-cell table:style-name="ce2" office:value-type="string" calcext:value-type="string">
            <text:p>N2</text:p>
          </table:table-cell>
          <table:table-cell table:number-columns-repeated="2" table:style-name="ce2" office:value-type="string" calcext:value-type="string">
            <text:p>start</text:p>
          </table:table-cell>
          <table:table-cell table:style-name="ce2"/>
          <table:table-cell table:style-name="ce5" table:number-columns-repeated="3"/>
          <table:table-cell table:style-name="ce5">
            <draw:connector draw:z-index="1" draw:name="Connector-Curved 3" draw:style-name="gr37" draw:text-style-name="P5" draw:type="curve" svg:x1="-223.55mm" svg:y1="-110.45mm" svg:x2="-223.79mm" svg:y2="-116mm" draw:start-shape="id2" draw:start-glue-point="4" draw:end-shape="id22" draw:end-glue-point="8" svg:d="M10254 2953c0-442-24-165-24-555" svg:viewBox="0 0 25 556">
              <text:p/>
            </draw:connector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N3</text:p>
          </table:table-cell>
          <table:table-cell table:number-columns-repeated="2" table:style-name="ce2" office:value-type="string" calcext:value-type="string">
            <text:p>start</text:p>
          </table:table-cell>
          <table:table-cell table:style-name="ce2"/>
          <table:table-cell table:style-name="ce5" table:number-columns-repeated="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>
            <draw:connector draw:z-index="8" draw:name="Connector-Curved 7" draw:style-name="gr38" draw:text-style-name="P5" draw:type="curve" svg:x1="-218.63mm" svg:y1="-111.26mm" svg:x2="-208.42mm" svg:y2="-117.96mm" draw:start-shape="id5" draw:start-glue-point="4" draw:end-shape="id23" draw:end-glue-point="8" svg:d="M8345 6033c0-529 1021-195 1021-670" svg:viewBox="0 0 1022 671">
              <text:p/>
            </draw:connector>
          </table:table-cell>
          <table:table-cell>
            <draw:connector draw:z-index="15" draw:name="Connector-Curved 10" draw:style-name="gr39" draw:text-style-name="P5" draw:type="curve" svg:x1="-216.88mm" svg:y1="-111.41mm" svg:x2="-219.84mm" svg:y2="-117.81mm" draw:start-shape="id8" draw:start-glue-point="4" draw:end-shape="id24" draw:end-glue-point="8" svg:d="M10921 6018c0-507-296-187-296-640" svg:viewBox="0 0 297 641">
              <text:p/>
            </draw:connector>
          </table:table-cell>
          <table:table-cell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4"/>
          <table:table-cell>
            <draw:connector draw:z-index="29" draw:name="Connector-Curved 18" draw:style-name="gr40" draw:text-style-name="P5" draw:type="curve" svg:x1="-201.43mm" svg:y1="-106.9mm" svg:x2="-211.98mm" svg:y2="-113.9mm" draw:start-shape="id17" draw:start-glue-point="4" draw:end-shape="id25" draw:end-glue-point="8" svg:d="M12466 9178c0-552-1055-202-1055-700" svg:viewBox="0 0 1056 701">
              <text:p/>
            </draw:connector>
            <draw:connector draw:z-index="36" draw:name="Connector-Curved 21" draw:style-name="gr41" draw:text-style-name="P5" draw:type="curve" svg:x1="-222.49mm" svg:y1="-107.35mm" svg:x2="-225.45mm" svg:y2="-113.75mm" draw:start-shape="id20" draw:start-glue-point="4" draw:end-shape="id26" draw:end-glue-point="8" svg:d="M10360 9133c0-507-296-187-296-640" svg:viewBox="0 0 297 641">
              <text:p/>
            </draw:connector>
          </table:table-cell>
          <table:table-cell table:number-columns-repeated="2"/>
        </table:table-row>
        <table:table-row table:style-name="ro1">
          <table:table-cell table:number-columns-repeated="12"/>
          <table:table-cell>
            <draw:connector draw:z-index="22" draw:name="Connector-Curved 13" draw:style-name="gr42" draw:text-style-name="P5" draw:type="curve" svg:x1="-225.9mm" svg:y1="-111.72mm" svg:x2="-203.69mm" svg:y2="-118.42mm" draw:start-shape="id11" draw:start-glue-point="4" draw:end-shape="id27" draw:end-glue-point="8" svg:d="M5218 9148c0-529 2221-195 2221-670" svg:viewBox="0 0 2222 671">
              <text:p/>
            </draw:connector>
            <draw:connector draw:z-index="43" draw:name="Connector-Curved 24" draw:style-name="gr43" draw:text-style-name="P5" draw:type="curve" svg:x1="-201mm" svg:y1="-111.26mm" svg:x2="-190.79mm" svg:y2="-117.96mm" draw:start-shape="id14" draw:start-glue-point="4" draw:end-shape="id28" draw:end-glue-point="8" svg:d="M7708 9194c0-529 1021-195 1021-670" svg:viewBox="0 0 1022 671">
              <text:p/>
            </draw:connector>
          </table:table-cell>
          <table:table-cell table:number-columns-repeated="4"/>
        </table:table-row>
      </table:table>
      <table:table table:name="Alphabet5X7" table:style-name="ta1">
        <table:table-column table:style-name="co3" table:number-columns-repeated="9" table:default-cell-style-name="Default"/>
        <table:table-column table:style-name="co3" table:number-columns-repeated="5" table:default-cell-style-name="ce6"/>
        <table:table-column table:style-name="co3" table:number-columns-repeated="16370" table:default-cell-style-name="Default"/>
        <table:table-row table:style-name="ro1" table:number-rows-repeated="5">
          <table:table-cell table:number-columns-repeated="9"/>
          <table:table-cell table:style-name="Default" table:number-columns-repeated="5"/>
          <table:table-cell table:number-columns-repeated="16370"/>
        </table:table-row>
        <table:table-row table:style-name="ro1">
          <table:table-cell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0:10:15.789000000</meta:creation-date>
    <meta:generator>LibreOffice/24.2.2.2$Windows_X86_64 LibreOffice_project/d56cc158d8a96260b836f100ef4b4ef25d6f1a01</meta:generator>
    <dc:date>2025-03-27T14:32:13.889000000</dc:date>
    <meta:editing-duration>PT58M40S</meta:editing-duration>
    <meta:editing-cycles>2</meta:editing-cycles>
    <meta:document-statistic meta:table-count="2" meta:cell-count="94" meta:object-count="49"/>
  </office:meta>
</office:document-meta>
</file>